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5d45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8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079e4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079e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5de4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29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style:font-name="Liberation Serif" fo:font-size="14pt" style:font-size-asian="14pt" style:font-size-complex="14pt"/>
    </style:style>
    <style:style style:name="T6" style:family="text">
      <style:text-properties fo:color="#000000" style:font-name="Liberation Serif" fo:font-size="14pt" fo:language="en" fo:country="US" style:font-size-asian="14pt" style:font-size-complex="14pt"/>
    </style:style>
    <style:style style:name="T7" style:family="text">
      <style:text-properties fo:color="#000000" officeooo:rsid="001079e4"/>
    </style:style>
    <style:style style:name="T8" style:family="text">
      <style:text-properties officeooo:rsid="001351d8"/>
    </style:style>
    <style:style style:name="T9" style:family="text">
      <style:text-properties officeooo:rsid="0014b9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5">Лабораторная работа</text:p>
      <text:p text:style-name="P5">по курсу «<text:span text:style-name="T1">Операционные системы</text:span>»</text:p>
      <text:p text:style-name="P5">III Семестр</text:p>
      <text:p text:style-name="P5"/>
      <text:p text:style-name="P6">Задание <text:span text:style-name="T1">2</text:span></text:p>
      <text:p text:style-name="P6">Вариант <text:span text:style-name="T2">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Студент:</text:p>
          </table:table-cell>
          <table:table-cell table:style-name="Table1.B1" office:value-type="string">
            <text:p text:style-name="P17">Синявский А.В</text:p>
          </table:table-cell>
        </table:table-row>
        <table:table-row>
          <table:table-cell table:style-name="Table1.A5" office:value-type="string">
            <text:p text:style-name="P16">Группа:</text:p>
          </table:table-cell>
          <table:table-cell table:style-name="Table1.B5" office:value-type="string">
            <text:p text:style-name="P17">М80-208Б-18</text:p>
          </table:table-cell>
        </table:table-row>
        <table:table-row>
          <table:table-cell table:style-name="Table1.A5" office:value-type="string">
            <text:p text:style-name="P16">Преподаватель:</text:p>
          </table:table-cell>
          <table:table-cell table:style-name="Table1.B5" office:value-type="string">
            <text:p text:style-name="P20">Миронов Е.С</text:p>
          </table:table-cell>
        </table:table-row>
        <table:table-row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6">Оценка:</text:p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6" office:value-type="string">
            <text:p text:style-name="P16">Дата:</text:p>
          </table:table-cell>
          <table:table-cell table:style-name="Table1.B6" office:value-type="string">
            <text:p text:style-name="P19"/>
          </table:table-cell>
        </table:table-row>
      </table:table>
      <text:p text:style-name="P6"/>
      <text:p text:style-name="P6"/>
      <text:p text:style-name="P6"/>
      <text:p text:style-name="P2">Москва 2019</text:p>
      <text:p text:style-name="P2"/>
      <text:p text:style-name="P8"><text:soft-page-break/>1. <text:span text:style-name="T2">Описание задания</text:span></text:p>
      <text:p text:style-name="P21"><text:span text:style-name="T4"><text:tab/></text:span><text:span text:style-name="T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6">pipe</text:span><text:span text:style-name="T5">).</text:span></text:p>
      <text:p text:style-name="P29">Необходимо обрабатывать системные ошибки, которые могут возникнуть в результате работы.</text:p>
      <text:p text:style-name="P29"/>
      <text:p text:style-name="P22"><text:span text:style-name="T3"><text:tab/><text:tab/></text:span><text:span text:style-name="T7">Вариант 6:</text:span></text:p>
      <text:p text:style-name="P23"><text:tab/>На вход программе подается команда интерпретатора команд. Программа должна произвести вывод команды в верхнем регистре.</text:p>
      <text:p text:style-name="P24"/>
      <text:p text:style-name="P7"/>
      <text:p text:style-name="P12"/>
      <text:p text:style-name="P12"/>
      <text:p text:style-name="P12"/>
      <text:p text:style-name="P12"/>
      <text:p text:style-name="P9">2. <text:span text:style-name="T2">Код программы</text:span></text:p>
      <text:p text:style-name="P13">#include &lt;stdio.h&gt;</text:p>
      <text:p text:style-name="P13">#include &lt;unistd.h&gt;</text:p>
      <text:p text:style-name="P13">#include &lt;stdlib.h&gt;</text:p>
      <text:p text:style-name="P13"/>
      <text:p text:style-name="P13">int main()</text:p>
      <text:p text:style-name="P13">{</text:p>
      <text:p text:style-name="P13"><text:s text:c="4"/>char buf[160];</text:p>
      <text:p text:style-name="P13"><text:s text:c="4"/>int fd[2];</text:p>
      <text:p text:style-name="P13"><text:s text:c="4"/>pid_t pid;</text:p>
      <text:p text:style-name="P13"><text:s text:c="4"/>if (pipe(fd) &lt; 0){</text:p>
      <text:p text:style-name="P13"><text:s text:c="8"/>printf("Can\'t create pipe\n");</text:p>
      <text:p text:style-name="P13"><text:s text:c="8"/>return -1;</text:p>
      <text:p text:style-name="P13"><text:s text:c="4"/>}</text:p>
      <text:p text:style-name="P13"/>
      <text:p text:style-name="P13"><text:s text:c="4"/>gets(buf);</text:p>
      <text:p text:style-name="P13"/>
      <text:p text:style-name="P13"><text:s text:c="4"/>pid = fork();</text:p>
      <text:p text:style-name="P13"><text:s text:c="4"/>if (pid &lt; 0){</text:p>
      <text:p text:style-name="P13"><text:s text:c="8"/>printf("Can\'t fork\n");</text:p>
      <text:p text:style-name="P13"><text:s text:c="8"/>return -1;</text:p>
      <text:p text:style-name="P13"/>
      <text:p text:style-name="P13"><text:s text:c="4"/>} else if (pid &gt; 0){</text:p>
      <text:p text:style-name="P13"><text:s text:c="8"/>close(fd[1]);</text:p>
      <text:p text:style-name="P13"><text:s text:c="8"/>char c = '1';</text:p>
      <text:p text:style-name="P13"><text:s text:c="8"/>while (c != EOF)</text:p>
      <text:p text:style-name="P13"><text:s text:c="8"/>{</text:p>
      <text:p text:style-name="P13"><text:soft-page-break/><text:s text:c="12"/>read(fd[0], &amp;c, sizeof(char));</text:p>
      <text:p text:style-name="P13"><text:s text:c="12"/>if (c != EOF) {</text:p>
      <text:p text:style-name="P13"><text:s text:c="16"/>if (('a' &lt;= (int)c) &amp;&amp; ((int)c &lt;= 'z'))</text:p>
      <text:p text:style-name="P13"><text:s text:c="20"/>c = c - 32;</text:p>
      <text:p text:style-name="P13"><text:s text:c="16"/>printf("%c", c);</text:p>
      <text:p text:style-name="P13"><text:s text:c="12"/>}</text:p>
      <text:p text:style-name="P13"><text:s text:c="8"/>}</text:p>
      <text:p text:style-name="P13"><text:s text:c="8"/>close(fd[0]);</text:p>
      <text:p text:style-name="P13"><text:s text:c="8"/>return 0;</text:p>
      <text:p text:style-name="P13"/>
      <text:p text:style-name="P13"><text:s text:c="4"/>} else {</text:p>
      <text:p text:style-name="P13"><text:s text:c="8"/>char c = EOF;</text:p>
      <text:p text:style-name="P13"><text:s text:c="8"/>close(fd[0]);</text:p>
      <text:p text:style-name="P13"><text:s text:c="8"/>dup2(fd[1], 1);</text:p>
      <text:p text:style-name="P13"><text:s text:c="8"/>system(buf);</text:p>
      <text:p text:style-name="P13"><text:s text:c="8"/>write(1, &amp;c, 1);</text:p>
      <text:p text:style-name="P13"><text:s text:c="8"/>close(fd[1]);</text:p>
      <text:p text:style-name="P13"><text:s text:c="8"/>exit(0);</text:p>
      <text:p text:style-name="P13"><text:s text:c="4"/>}</text:p>
      <text:p text:style-name="P13">}</text:p>
      <text:p text:style-name="P11"/>
      <text:p text:style-name="P10"/>
      <text:p text:style-name="P10"><text:span text:style-name="T8">3</text:span>. <text:span text:style-name="T8">Протокол работы программы</text:span></text:p>
      <text:p text:style-name="P4"/>
      <text:p text:style-name="P14">anri@andrew-HP-250-G6:~/Documents/Github_repositories/OS_lab2/build$ ls</text:p>
      <text:p text:style-name="P14">CMakeCache.txt <text:s/>CMakeFiles <text:s/>cmake_install.cmake <text:s/>Makefile <text:s/>OS_lab2</text:p>
      <text:p text:style-name="P14">anri@andrew-HP-250-G6:~/Documents/Github_repositories/OS_lab2/build$ ./OS_lab2</text:p>
      <text:p text:style-name="P14">ls</text:p>
      <text:p text:style-name="P14">CMAKECACHE.TXT</text:p>
      <text:p text:style-name="P14">CMAKEFILES</text:p>
      <text:p text:style-name="P14">CMAKE_INSTALL.CMAKE</text:p>
      <text:p text:style-name="P14">MAKEFILE</text:p>
      <text:p text:style-name="P14">OS_LAB2</text:p>
      <text:p text:style-name="P14">anri@andrew-HP-250-G6:~/Documents/Github_repositories/OS_lab2/build$ pwd</text:p>
      <text:p text:style-name="P14">/home/anri/Documents/Github_repositories/OS_lab2/build</text:p>
      <text:p text:style-name="P14">anri@andrew-HP-250-G6:~/Documents/Github_repositories/OS_lab2/build$ ./OS_lab2</text:p>
      <text:p text:style-name="P14">pwd</text:p>
      <text:p text:style-name="P14">/HOME/ANRI/DOCUMENTS/GITHUB_REPOSITORIES/OS_LAB2/BUILD</text:p>
      <text:p text:style-name="P15"/>
      <text:p text:style-name="P10">5. Объяснение работы программы</text:p>
      <text:p text:style-name="P3"><text:tab/><text:span text:style-name="T9">Программа считывает из стандартного потока ввода команду интерпретатора командной строки в переменную buf, после чего создаёт пайп и дочерний процесс при помощи команды fork(). Далее программа делится на 2 основных блока: код родительского процесса, и код, исполняемый процессом-потомком. Родитель считывает из пайпа символы, при необходимости переводит строчные буквы в заглавные и выводит их через стандартный поток вывода. Процесс-потомок же при помощи команды dup2 заменяет дескриптор входа в пайп на дескриптор стандартного вывода, а затем вызывает команду, записанную в переменной buf. Результат этой команды благодаря замене </text:span><text:soft-page-break/><text:span text:style-name="T9">дескрипторов записывается в пайп для чтения родителем, а не выводится в терминал.</text:span></text:p>
      <text:p text:style-name="P3"/>
      <text:p text:style-name="P3"/>
      <text:p text:style-name="P26">6. Strace</text:p>
      <text:p text:style-name="P27">anri@andrew-HP-250-G6:~/Documents/Github_repositories/OS_lab2/build$ strace ./OS_lab2</text:p>
      <text:p text:style-name="P27">execve("./OS_lab2", ["./OS_lab2"], 0x7ffd2aa0ba80 /* 68 vars */) = 0</text:p>
      <text:p text:style-name="P27">brk(NULL) <text:s text:c="30"/>= 0x562d09dc5000</text:p>
      <text:p text:style-name="P27">access("/etc/ld.so.nohwcap", F_OK) <text:s text:c="5"/>= -1 ENOENT (No such file or directory)</text:p>
      <text:p text:style-name="P27">access("/etc/ld.so.preload", R_OK) <text:s text:c="5"/>= -1 ENOENT (No such file or directory)</text:p>
      <text:p text:style-name="P27">openat(AT_FDCWD, "/etc/ld.so.cache", O_RDONLY|O_CLOEXEC) = 3</text:p>
      <text:p text:style-name="P27">fstat(3, {st_mode=S_IFREG|0644, st_size=124454, ...}) = 0</text:p>
      <text:p text:style-name="P27">mmap(NULL, 124454, PROT_READ, MAP_PRIVATE, 3, 0) = 0x7f58d25ea000</text:p>
      <text:p text:style-name="P27">close(3) <text:s text:c="31"/>= 0</text:p>
      <text:p text:style-name="P27">access("/etc/ld.so.nohwcap", F_OK) <text:s text:c="5"/>= -1 ENOENT (No such file or directory)</text:p>
      <text:p text:style-name="P27">openat(AT_FDCWD, "/lib/x86_64-linux-gnu/libc.so.6", O_RDONLY|O_CLOEXEC) = 3</text:p>
      <text:p text:style-name="P27">read(3, "\177ELF\2\1\1\3\0\0\0\0\0\0\0\0\3\0&gt;\0\1\0\0\0\260\34\2\0\0\0\0\0"..., 832) = 832</text:p>
      <text:p text:style-name="P27">fstat(3, {st_mode=S_IFREG|0755, st_size=2030544, ...}) = 0</text:p>
      <text:p text:style-name="P27">mmap(NULL, 8192, PROT_READ|PROT_WRITE, MAP_PRIVATE|MAP_ANONYMOUS, -1, 0) = 0x7f58d25e8000</text:p>
      <text:p text:style-name="P27">mmap(NULL, 4131552, PROT_READ|PROT_EXEC, MAP_PRIVATE|MAP_DENYWRITE, 3, 0) = 0x7f58d1ff1000</text:p>
      <text:p text:style-name="P27">mprotect(0x7f58d21d8000, 2097152, PROT_NONE) = 0</text:p>
      <text:p text:style-name="P27">mmap(0x7f58d23d8000, 24576, PROT_READ|PROT_WRITE, MAP_PRIVATE|MAP_FIXED|MAP_DENYWRITE, 3, 0x1e7000) = 0x7f58d23d8000</text:p>
      <text:p text:style-name="P27">mmap(0x7f58d23de000, 15072, PROT_READ|PROT_WRITE, MAP_PRIVATE|MAP_FIXED|MAP_ANONYMOUS, -1, 0) = 0x7f58d23de000</text:p>
      <text:p text:style-name="P27">close(3) <text:s text:c="31"/>= 0</text:p>
      <text:p text:style-name="P27">arch_prctl(ARCH_SET_FS, 0x7f58d25e94c0) = 0</text:p>
      <text:p text:style-name="P27">mprotect(0x7f58d23d8000, 16384, PROT_READ) = 0</text:p>
      <text:p text:style-name="P27">mprotect(0x562d082a1000, 4096, PROT_READ) = 0</text:p>
      <text:p text:style-name="P27">mprotect(0x7f58d2609000, 4096, PROT_READ) = 0</text:p>
      <text:p text:style-name="P27">munmap(0x7f58d25ea000, 124454) <text:s text:c="9"/>= 0</text:p>
      <text:p text:style-name="P27">pipe([3, 4]) <text:s text:c="27"/>= 0</text:p>
      <text:p text:style-name="P27">fstat(0, {st_mode=S_IFCHR|0620, st_rdev=makedev(136, 0), ...}) = 0</text:p>
      <text:p text:style-name="P27">brk(NULL) <text:s text:c="30"/>= 0x562d09dc5000</text:p>
      <text:p text:style-name="P27">brk(0x562d09de6000) <text:s text:c="20"/>= 0x562d09de6000</text:p>
      <text:p text:style-name="P27">read(0, ls</text:p>
      <text:p text:style-name="P27">"ls\n", 1024) <text:s text:c="18"/>= 3</text:p>
      <text:p text:style-name="P27">clone(child_stack=NULL, flags=CLONE_CHILD_CLEARTID|CLONE_CHILD_SETTID|SIGCHLD, child_tidptr=0x7f58d25e9790) = 2717</text:p>
      <text:p text:style-name="P27">close(4) <text:s text:c="31"/>= 0</text:p>
      <text:p text:style-name="P27">read(3, "C", 1) <text:s text:c="24"/>= 1</text:p>
      <text:p text:style-name="P27">fstat(1, {st_mode=S_IFCHR|0620, st_rdev=makedev(136, 0), ...}) = 0</text:p>
      <text:p text:style-name="P27">read(3, "M", 1) <text:s text:c="24"/>= 1</text:p>
      <text:p text:style-name="P27">read(3, "a", 1) <text:s text:c="24"/>= 1</text:p>
      <text:p text:style-name="P27">read(3, "k", 1) <text:s text:c="24"/>= 1</text:p>
      <text:p text:style-name="P27">--- SIGCHLD {si_signo=SIGCHLD, si_code=CLD_EXITED, si_pid=2717, si_uid=1000, si_status=0, si_utime=0, si_stime=0} ---</text:p>
      <text:p text:style-name="P27">read(3, "e", 1) <text:s text:c="24"/>= 1</text:p>
      <text:p text:style-name="P27">read(3, "C", 1) <text:s text:c="24"/>= 1</text:p>
      <text:p text:style-name="P27"><text:soft-page-break/>read(3, "a", 1) <text:s text:c="24"/>= 1</text:p>
      <text:p text:style-name="P27">read(3, "c", 1) <text:s text:c="24"/>= 1</text:p>
      <text:p text:style-name="P27">read(3, "h", 1) <text:s text:c="24"/>= 1</text:p>
      <text:p text:style-name="P27">read(3, "e", 1) <text:s text:c="24"/>= 1</text:p>
      <text:p text:style-name="P27">read(3, ".", 1) <text:s text:c="24"/>= 1</text:p>
      <text:p text:style-name="P27">read(3, "t", 1) <text:s text:c="24"/>= 1</text:p>
      <text:p text:style-name="P27">read(3, "x", 1) <text:s text:c="24"/>= 1</text:p>
      <text:p text:style-name="P27">read(3, "t", 1) <text:s text:c="24"/>= 1</text:p>
      <text:p text:style-name="P27">read(3, "\n", 1) <text:s text:c="23"/>= 1</text:p>
      <text:p text:style-name="P27">write(1, "CMAKECACHE.TXT\n", 15CMAKECACHE.TXT</text:p>
      <text:p text:style-name="P27">) <text:s text:c="7"/>= 15</text:p>
      <text:p text:style-name="P27">read(3, "C", 1) <text:s text:c="24"/>= 1</text:p>
      <text:p text:style-name="P27">read(3, "M", 1) <text:s text:c="24"/>= 1</text:p>
      <text:p text:style-name="P27">read(3, "a", 1) <text:s text:c="24"/>= 1</text:p>
      <text:p text:style-name="P27">read(3, "k", 1) <text:s text:c="24"/>= 1</text:p>
      <text:p text:style-name="P27">read(3, "e", 1) <text:s text:c="24"/>= 1</text:p>
      <text:p text:style-name="P27">read(3, "F", 1) <text:s text:c="24"/>= 1</text:p>
      <text:p text:style-name="P27">read(3, "i", 1) <text:s text:c="24"/>= 1</text:p>
      <text:p text:style-name="P27">read(3, "l", 1) <text:s text:c="24"/>= 1</text:p>
      <text:p text:style-name="P27">read(3, "e", 1) <text:s text:c="24"/>= 1</text:p>
      <text:p text:style-name="P27">read(3, "s", 1) <text:s text:c="24"/>= 1</text:p>
      <text:p text:style-name="P27">read(3, "\n", 1) <text:s text:c="23"/>= 1</text:p>
      <text:p text:style-name="P27">write(1, "CMAKEFILES\n", 11CMAKEFILES</text:p>
      <text:p text:style-name="P27">) <text:s text:c="11"/>= 11</text:p>
      <text:p text:style-name="P27">read(3, "c", 1) <text:s text:c="24"/>= 1</text:p>
      <text:p text:style-name="P27">read(3, "m", 1) <text:s text:c="24"/>= 1</text:p>
      <text:p text:style-name="P27">read(3, "a", 1) <text:s text:c="24"/>= 1</text:p>
      <text:p text:style-name="P27">read(3, "k", 1) <text:s text:c="24"/>= 1</text:p>
      <text:p text:style-name="P27">read(3, "e", 1) <text:s text:c="24"/>= 1</text:p>
      <text:p text:style-name="P27">read(3, "_", 1) <text:s text:c="24"/>= 1</text:p>
      <text:p text:style-name="P27">read(3, "i", 1) <text:s text:c="24"/>= 1</text:p>
      <text:p text:style-name="P27">read(3, "n", 1) <text:s text:c="24"/>= 1</text:p>
      <text:p text:style-name="P27">read(3, "s", 1) <text:s text:c="24"/>= 1</text:p>
      <text:p text:style-name="P27">read(3, "t", 1) <text:s text:c="24"/>= 1</text:p>
      <text:p text:style-name="P27">read(3, "a", 1) <text:s text:c="24"/>= 1</text:p>
      <text:p text:style-name="P27">read(3, "l", 1) <text:s text:c="24"/>= 1</text:p>
      <text:p text:style-name="P27">read(3, "l", 1) <text:s text:c="24"/>= 1</text:p>
      <text:p text:style-name="P27">read(3, ".", 1) <text:s text:c="24"/>= 1</text:p>
      <text:p text:style-name="P27">read(3, "c", 1) <text:s text:c="24"/>= 1</text:p>
      <text:p text:style-name="P27">read(3, "m", 1) <text:s text:c="24"/>= 1</text:p>
      <text:p text:style-name="P27">read(3, "a", 1) <text:s text:c="24"/>= 1</text:p>
      <text:p text:style-name="P27">read(3, "k", 1) <text:s text:c="24"/>= 1</text:p>
      <text:p text:style-name="P27">read(3, "e", 1) <text:s text:c="24"/>= 1</text:p>
      <text:p text:style-name="P27">read(3, "\n", 1) <text:s text:c="23"/>= 1</text:p>
      <text:p text:style-name="P27">write(1, "CMAKE_INSTALL.CMAKE\n", 20CMAKE_INSTALL.CMAKE</text:p>
      <text:p text:style-name="P27">) <text:s text:c="2"/>= 20</text:p>
      <text:p text:style-name="P27">read(3, "M", 1) <text:s text:c="24"/>= 1</text:p>
      <text:p text:style-name="P27">read(3, "a", 1) <text:s text:c="24"/>= 1</text:p>
      <text:p text:style-name="P27">read(3, "k", 1) <text:s text:c="24"/>= 1</text:p>
      <text:p text:style-name="P27">read(3, "e", 1) <text:s text:c="24"/>= 1</text:p>
      <text:p text:style-name="P27">read(3, "f", 1) <text:s text:c="24"/>= 1</text:p>
      <text:p text:style-name="P27">read(3, "i", 1) <text:s text:c="24"/>= 1</text:p>
      <text:p text:style-name="P27"><text:soft-page-break/>read(3, "l", 1) <text:s text:c="24"/>= 1</text:p>
      <text:p text:style-name="P27">read(3, "e", 1) <text:s text:c="24"/>= 1</text:p>
      <text:p text:style-name="P27">read(3, "\n", 1) <text:s text:c="23"/>= 1</text:p>
      <text:p text:style-name="P27">write(1, "MAKEFILE\n", 9MAKEFILE</text:p>
      <text:p text:style-name="P27">) <text:s text:c="14"/>= 9</text:p>
      <text:p text:style-name="P27">read(3, "O", 1) <text:s text:c="24"/>= 1</text:p>
      <text:p text:style-name="P27">read(3, "S", 1) <text:s text:c="24"/>= 1</text:p>
      <text:p text:style-name="P27">read(3, "_", 1) <text:s text:c="24"/>= 1</text:p>
      <text:p text:style-name="P27">read(3, "l", 1) <text:s text:c="24"/>= 1</text:p>
      <text:p text:style-name="P27">read(3, "a", 1) <text:s text:c="24"/>= 1</text:p>
      <text:p text:style-name="P27">read(3, "b", 1) <text:s text:c="24"/>= 1</text:p>
      <text:p text:style-name="P27">read(3, "2", 1) <text:s text:c="24"/>= 1</text:p>
      <text:p text:style-name="P27">read(3, "\n", 1) <text:s text:c="23"/>= 1</text:p>
      <text:p text:style-name="P27">write(1, "OS_LAB2\n", 8OS_LAB2</text:p>
      <text:p text:style-name="P27">) <text:s text:c="15"/>= 8</text:p>
      <text:p text:style-name="P27">read(3, "\377", 1) <text:s text:c="21"/>= 1</text:p>
      <text:p text:style-name="P27">close(3) <text:s text:c="31"/>= 0</text:p>
      <text:p text:style-name="P27">exit_group(0) <text:s text:c="26"/>= ?</text:p>
      <text:p text:style-name="P27">+++ exited with 0 +++</text:p>
      <text:p text:style-name="P27">anri@andrew-HP-250-G6:~/Documents/Github_repositories/OS_lab2/build$ </text:p>
      <text:p text:style-name="P28"><text:tab/></text:p>
      <text:p text:style-name="P10"/>
      <text:p text:style-name="P10"/>
      <text:p text:style-name="P10">Вывод</text:p>
      <text:p text:style-name="P3"><text:tab/><text:span text:style-name="T9">Проделав работу, я изучил основные принципы работы процессов в ОС Linux, научился пользоваться командами fork, pipe и dup2, создавать с их помощью подпроцессы, а также передавать данные между процесс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0-18T08:55:08.418474951</dc:date>
    <meta:editing-duration>PT15M32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6" meta:paragraph-count="198" meta:word-count="935" meta:character-count="8726" meta:non-whitespace-character-count="5824"/>
  </office:meta>
</office:document-meta>
</file>